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874in"/>
      <style:text-properties fo:color="#000000" style:font-name="Droid Sans Mono" fo:font-size="9.75pt" fo:font-weight="bold" officeooo:paragraph-rsid="001039e6" fo:background-color="#ffffff"/>
    </style:style>
    <style:style style:name="P2" style:family="paragraph" style:parent-style-name="Standard">
      <style:paragraph-properties style:line-height-at-least="0.1874in"/>
      <style:text-properties fo:color="#000000" officeooo:paragraph-rsid="001039e6" fo:background-color="#ffffff"/>
    </style:style>
    <style:style style:name="P3" style:family="paragraph" style:parent-style-name="Standard">
      <style:paragraph-properties style:line-height-at-least="0.1874in"/>
      <style:text-properties fo:color="#008000" style:font-name="Droid Sans Mono" fo:font-size="9.75pt" fo:font-weight="bold" officeooo:paragraph-rsid="001039e6" fo:background-color="#ffffff"/>
    </style:style>
    <style:style style:name="P4" style:family="paragraph" style:parent-style-name="Standard">
      <style:paragraph-properties style:line-height-at-least="0.1874in"/>
      <style:text-properties fo:color="#0000ff" style:font-name="Droid Sans Mono" fo:font-size="9.75pt" fo:font-weight="bold" officeooo:paragraph-rsid="001039e6" fo:background-color="#ffffff"/>
    </style:style>
    <style:style style:name="P5" style:family="paragraph" style:parent-style-name="Standard">
      <style:paragraph-properties style:line-height-at-least="0.1874in"/>
      <style:text-properties officeooo:paragraph-rsid="001039e6"/>
    </style:style>
    <style:style style:name="P6" style:family="paragraph" style:parent-style-name="Standard">
      <style:paragraph-properties fo:margin-top="0in" fo:margin-bottom="0.1965in" loext:contextual-spacing="false" style:line-height-at-least="0.1874in"/>
      <style:text-properties fo:color="#000000" style:font-name="Droid Sans Mono" fo:font-size="9.75pt" fo:font-weight="bold" officeooo:paragraph-rsid="001039e6" fo:background-color="#ffffff"/>
    </style:style>
    <style:style style:name="P7" style:family="paragraph" style:parent-style-name="Standard">
      <style:paragraph-properties fo:margin-top="0in" fo:margin-bottom="0.1965in" loext:contextual-spacing="false" style:line-height-at-least="0.1874in"/>
      <style:text-properties officeooo:paragraph-rsid="001039e6"/>
    </style:style>
    <style:style style:name="P8" style:family="paragraph" style:parent-style-name="Header">
      <style:text-properties fo:font-weight="bold" officeooo:rsid="0011a7be" officeooo:paragraph-rsid="0011a7be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9.75pt" fo:font-weight="bold"/>
    </style:style>
    <style:style style:name="T3" style:family="text">
      <style:text-properties fo:color="#008000"/>
    </style:style>
    <style:style style:name="T4" style:family="text">
      <style:text-properties fo:color="#a31515"/>
    </style:style>
    <style:style style:name="T5" style:family="text">
      <style:text-properties fo:color="#a31515" style:font-name="Droid Sans Mono" fo:font-size="9.75pt" fo:font-weight="bold"/>
    </style:style>
    <style:style style:name="T6" style:family="text">
      <style:text-properties fo:color="#795e26"/>
    </style:style>
    <style:style style:name="T7" style:family="text">
      <style:text-properties fo:color="#795e26" style:font-name="Droid Sans Mono" fo:font-size="9.75pt" fo:font-weight="bold"/>
    </style:style>
    <style:style style:name="T8" style:family="text">
      <style:text-properties style:font-name="Droid Sans Mono" fo:font-size="9.75pt" fo:font-weight="bold"/>
    </style:style>
    <style:style style:name="T9" style:family="text">
      <style:text-properties fo:color="#09885a"/>
    </style:style>
    <style:style style:name="T10" style:family="text">
      <style:text-properties fo:color="#267f99"/>
    </style:style>
    <style:style style:name="T11" style:family="text">
      <style:text-properties fo:color="#001080"/>
    </style:style>
    <style:style style:name="T12" style:family="text">
      <style:text-properties fo:color="#af00db"/>
    </style:style>
    <style:style style:name="T13" style:family="text">
      <style:text-properties fo:color="#ff0000"/>
    </style:style>
    <style:style style:name="Sect1" style:family="section">
      <style:section-properties text:dont-balance-text-columns="false" fo:margin-left="-0.652in" fo:margin-right="-0.6339in" style:editable="false">
        <style:columns fo:column-count="2">
          <style:column style:rel-width="5771*" fo:start-indent="0in" fo:end-indent="0.1in"/>
          <style:column style:rel-width="5719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"><text:tab/>-- 1. soru</text:p>
        <text:p text:style-name="P3">-- Student tablosundaki GPA değerini gerektiğinde güncelleyen triggerları yazınız</text:p>
        <text:p text:style-name="P3">-- (Take tablosundaki sid değiştiğinde ve take tablosuna kayıt eklenip silindiğinde çalışması</text:p>
        <text:p text:style-name="P3">-- yeterli)</text:p>
        <text:p text:style-name="P5"/>
        <text:p text:style-name="P3">-- GPA Updater Function</text:p>
        <text:p text:style-name="P1"><text:span text:style-name="T1">CREATE</text:span> <text:span text:style-name="T1">FUNCTION</text:span> update_gpa() <text:span text:style-name="T1">RETURNS</text:span> TRIGGER <text:span text:style-name="T1">AS</text:span> $$</text:p>
        <text:p text:style-name="P4">DECLARE</text:p>
        <text:p text:style-name="P1">id <text:span text:style-name="T1">int</text:span>; <text:span text:style-name="T3">-- Id of student</text:span></text:p>
        <text:p text:style-name="P4">BEGIN</text:p>
        <text:p text:style-name="P3">-- If operation is DELETE</text:p>
        <text:p text:style-name="P1"><text:span text:style-name="T1">IF</text:span> (TG_OP = <text:span text:style-name="T4">'DELETE'</text:span>) <text:span text:style-name="T1">THEN</text:span></text:p>
        <text:p text:style-name="P1">id = OLD.sid;</text:p>
        <text:p text:style-name="P3">-- Otherwise </text:p>
        <text:p text:style-name="P4">ELSE</text:p>
        <text:p text:style-name="P1">id = NEW.sid;</text:p>
        <text:p text:style-name="P1"><text:span text:style-name="T1">END</text:span> <text:span text:style-name="T1">IF</text:span>;</text:p>
        <text:p text:style-name="P5"/>
        <text:p text:style-name="P3">-- Calculate new GPAs what students have</text:p>
        <text:p text:style-name="P1"><text:span text:style-name="T1">WITH</text:span> newgpa <text:span text:style-name="T1">as</text:span> (</text:p>
        <text:p text:style-name="P1"><text:span text:style-name="T1">SELECT</text:span> <text:span text:style-name="T6">SUM</text:span>(credits * grade) / <text:span text:style-name="T6">SUM</text:span>(credits) <text:span text:style-name="T1">FROM</text:span> <text:span text:style-name="T1">Take</text:span>, Course</text:p>
        <text:p text:style-name="P1"><text:span text:style-name="T1">WHERE</text:span> id = <text:span text:style-name="T1">Take</text:span>.<text:span text:style-name="T1">sid</text:span> <text:span text:style-name="T1">AND</text:span> <text:span text:style-name="T1">Take</text:span>.cid = Course.cid </text:p>
        <text:p text:style-name="P1"><text:span text:style-name="T1">GROUP BY</text:span> <text:span text:style-name="T1">Take</text:span>.<text:span text:style-name="T1">sid</text:span></text:p>
        <text:p text:style-name="P1">)</text:p>
        <text:p text:style-name="P5"/>
        <text:p text:style-name="P1"><text:span text:style-name="T1">UPDATE</text:span> Student <text:span text:style-name="T1">SET</text:span> Student.gpa = newgpa</text:p>
        <text:p text:style-name="P1"><text:span text:style-name="T1">WHERE</text:span> <text:span text:style-name="T1">sid</text:span> = id;</text:p>
        <text:p text:style-name="P1"><text:span text:style-name="T1">END</text:span>;</text:p>
        <text:p text:style-name="P1">$$ <text:span text:style-name="T1">LANGUAGE</text:span> plpgsql;</text:p>
        <text:p text:style-name="P5"/>
        <text:p text:style-name="P3">-- Create trigger to update each student</text:p>
        <text:p text:style-name="P1"><text:span text:style-name="T1">CREATE</text:span> TRIGGER gpa_update </text:p>
        <text:p text:style-name="P1"><text:span text:style-name="T1">AFTER</text:span> <text:span text:style-name="T1">INSERT</text:span> <text:span text:style-name="T1">OR</text:span> <text:span text:style-name="T1">UPDATE</text:span> <text:span text:style-name="T1">OR</text:span> <text:span text:style-name="T1">DELETE</text:span> <text:span text:style-name="T1">ON</text:span> <text:span text:style-name="T1">Take</text:span></text:p>
        <text:p text:style-name="P1">FOR EACH <text:span text:style-name="T1">ROW</text:span></text:p>
        <text:p text:style-name="P1"><text:span text:style-name="T1">EXECUTE</text:span> <text:span text:style-name="T1">PROCEDURE</text:span> update_gpa();</text:p>
        <text:p text:style-name="P7"/>
        <text:p text:style-name="P3">-- 2 Soru (?)</text:p>
        <text:p text:style-name="P3">-- Course tablosundaki did için CREATE TABLE komutunda FOREIGN KEY yazılmadığını kabul edip, </text:p>
        <text:p text:style-name="P3">-- “did FOREIGN KEY references Department(did) ON DELETE CASCADE” yazılmış olsaydı, </text:p>
        <text:p text:style-name="P3">-- “(i) Department tablosundan kayıt silindiğinde o bölümün derslerini course tablosunda da </text:p>
        <text:p text:style-name="P3">-- silen ve (ii) Course tablosuna INSERT veya (did alanı) UPDATE yapıldığında” veritabanı </text:p>
        <text:p text:style-name="P3">-- sistemi tarafından otomatik yapılacak işlem ve kontrolleri yapacak TRIGGERları yazınız. </text:p>
        <text:p text:style-name="P3">-- (Eğer bir bolumun course tablosunda öğrencisi varsa ve o bölüm department tablosundan delete </text:p>
        <text:p text:style-name="P3">-- edilmeye çalışılıyorsa buna izin vermeyiniz, yani hata üretiniz. Hata üretmek için EXCEPTION</text:p>
        <text:p text:style-name="P3">-- throw edebilirsiniz. PostgreSQL dokumantasyonuna bakınız)</text:p>
        <text:p text:style-name="P5"/>
        <text:p text:style-name="P1"><text:span text:style-name="T1">CREATE</text:span> <text:span text:style-name="T1">FUNCTION</text:span> delete_from_course() <text:span text:style-name="T1">RETURNS</text:span> TRIGGER <text:span text:style-name="T1">AS</text:span> $$</text:p>
        <text:p text:style-name="P4">BEGIN</text:p>
        <text:p text:style-name="P2">    <text:span text:style-name="T2">Delete</text:span><text:span text:style-name="T8"> </text:span><text:span text:style-name="T2">From</text:span><text:span text:style-name="T8"> Course c </text:span></text:p>
        <text:p text:style-name="P2">    <text:span text:style-name="T2">where</text:span><text:span text:style-name="T8"> c.did = OLD.did;</text:span></text:p>
        <text:p text:style-name="P2">    <text:span text:style-name="T2">RETURN</text:span><text:span text:style-name="T8"> OLD;</text:span></text:p>
        <text:p text:style-name="P4">END</text:p>
        <text:p text:style-name="P1">$$ <text:span text:style-name="T1">LANGUAGE</text:span> plpgsql;</text:p>
        <text:p text:style-name="P5"/>
        <text:p text:style-name="P1"><text:span text:style-name="T1">CREATE</text:span> TRIGGER gpa_update </text:p>
        <text:p text:style-name="P1"><text:span text:style-name="T1">BEFORE</text:span> <text:span text:style-name="T1">DELETE</text:span> <text:span text:style-name="T1">ON</text:span> department</text:p>
        <text:p text:style-name="P1">FOR EACH <text:span text:style-name="T1">ROW</text:span></text:p>
        <text:p text:style-name="P1"><text:span text:style-name="T1">EXECUTE</text:span> <text:span text:style-name="T1">PROCEDURE</text:span> delete_from_course();</text:p>
        <text:p text:style-name="P5"/>
        <text:p text:style-name="P3">-------------</text:p>
        <text:p text:style-name="P5"/>
        <text:p text:style-name="P1"><text:span text:style-name="T1">CREATE</text:span> <text:span text:style-name="T1">OR</text:span> <text:span text:style-name="T6">REPLACE</text:span> <text:span text:style-name="T1">FUNCTION</text:span> ogrenci_sayisi(</text:p>
        <text:p text:style-name="P2">    <text:span text:style-name="T8">id </text:span><text:span text:style-name="T2">integer</text:span><text:span text:style-name="T8">)</text:span></text:p>
        <text:p text:style-name="P1"><text:span text:style-name="T1">RETURNS</text:span> <text:span text:style-name="T1">integer</text:span> <text:span text:style-name="T1">AS</text:span> $$ </text:p>
        <text:p text:style-name="P1"><text:span text:style-name="T1">declare</text:span> toplam_sayi <text:span text:style-name="T1">int</text:span>;</text:p>
        <text:p text:style-name="P4">BEGIN</text:p>
        <text:p text:style-name="P1"><text:span text:style-name="T1">select</text:span> <text:span text:style-name="T6">count</text:span>(s.sid)</text:p>
        <text:p text:style-name="P1"><text:span text:style-name="T1">into</text:span> toplam_sayi</text:p>
        <text:p text:style-name="P1"><text:span text:style-name="T1">from</text:span> student s</text:p>
        <text:p text:style-name="P1"><text:span text:style-name="T1">where</text:span> s.did <text:span text:style-name="T1">in</text:span> (</text:p>
        <text:p text:style-name="P1"><text:span text:style-name="T1">select</text:span> d.did</text:p>
        <text:p text:style-name="P1"><text:span text:style-name="T1">from</text:span> department d</text:p>
        <text:p text:style-name="P1"><text:span text:style-name="T1">where</text:span> d.did = id</text:p>
        <text:p text:style-name="P1">);</text:p>
        <text:p text:style-name="P1"><text:span text:style-name="T1">return</text:span> toplam_sayi;</text:p>
        <text:p text:style-name="P1"><text:span text:style-name="T1">END</text:span>;</text:p>
        <text:p text:style-name="P1">$$ <text:span text:style-name="T1">LANGUAGE</text:span> plpgsql;</text:p>
        <text:p text:style-name="P5"/>
        <text:p text:style-name="P3">-- 3 Soru</text:p>
        <text:p text:style-name="P3">-- tid’si verilen bir hocanın verdiği dersi alan öğrencilerin kayıtlarını döndüren </text:p>
        <text:p text:style-name="P3">-- stored functıon’ı yazınız. Bu fonksiyonu herhangi bir sorguda kullanınız.</text:p>
        <text:p text:style-name="P5"/>
        <text:p text:style-name="P1"><text:span text:style-name="T1">CREATE</text:span> <text:span text:style-name="T1">FUNCTION</text:span> get_students(tid <text:span text:style-name="T1">int</text:span>) <text:span text:style-name="T1">RETURNS</text:span> SETOF Student <text:span text:style-name="T1">AS</text:span> $$</text:p>
        <text:p text:style-name="P4">BEGIN</text:p>
        <text:p text:style-name="P1"><text:span text:style-name="T1">RETURN</text:span> QUERY <text:span text:style-name="T1">SELECT</text:span> Student.* <text:span text:style-name="T1">FROM</text:span> Teach, <text:span text:style-name="T1">Take</text:span>, Student</text:p>
        <text:p text:style-name="P1"><text:span text:style-name="T1">WHERE</text:span> Teach.tid = tid <text:span text:style-name="T1">AND</text:span> Teach.cid = <text:span text:style-name="T1">Take</text:span>.cid <text:span text:style-name="T1">AND</text:span> <text:span text:style-name="T1">Take</text:span>.<text:span text:style-name="T1">sid</text:span> = Student.sid</text:p>
        <text:p text:style-name="P1"><text:span text:style-name="T1">GROUP BY</text:span> tid;</text:p>
        <text:p text:style-name="P1"><text:span text:style-name="T1">END</text:span>;</text:p>
        <text:p text:style-name="P1">$$ <text:span text:style-name="T1">LANGUAGE</text:span> plpgsql;</text:p>
        <text:p text:style-name="P7"/>
        <text:p text:style-name="P3">-- 4. Soru (?)</text:p>
        <text:p text:style-name="P3">-- Department tablosuna yapılan INSERT, UPDATE ve DELETE komutlarının hangi gün ve saatte </text:p>
        <text:p text:style-name="P3"><text:soft-page-break/>-- apıldığını log(tarihSaat, komut) tablosunda yedekleyen (yani INSERT, UPDATE ve DELETE </text:p>
        <text:p text:style-name="P3">-- komutlarından biri çalıştırılınca log tablosuna INSERT yapan) statement level TRIGGERlari </text:p>
        <text:p text:style-name="P3">-- yazınız (derste çözmüştük)</text:p>
        <text:p text:style-name="P5"/>
        <text:p text:style-name="P1"><text:span text:style-name="T1">CREATE</text:span> <text:span text:style-name="T1">TABLE</text:span> <text:span text:style-name="T6">log</text:span> (tarihSaat <text:span text:style-name="T1">TIMESTAMP</text:span>, komut <text:span text:style-name="T1">VARCHAR</text:span>(<text:span text:style-name="T9">77</text:span>));</text:p>
        <text:p text:style-name="P5"/>
        <text:p text:style-name="P1"><text:span text:style-name="T1">CREATE</text:span> <text:span text:style-name="T1">OR</text:span> <text:span text:style-name="T6">REPLACE</text:span> <text:span text:style-name="T1">FUNCTION</text:span> add_log()</text:p>
        <text:p text:style-name="P1"><text:span text:style-name="T1">RETURNS</text:span> TRIGGER <text:span text:style-name="T1">AS</text:span> $$ </text:p>
        <text:p text:style-name="P4">Declare</text:p>
        <text:p text:style-name="P1">id <text:span text:style-name="T1">int</text:span>;</text:p>
        <text:p text:style-name="P4">BEGIN</text:p>
        <text:p text:style-name="P2">        <text:span text:style-name="T2">IF</text:span><text:span text:style-name="T8"> (TG_OP = </text:span><text:span text:style-name="T5">'DELETE'</text:span><text:span text:style-name="T8">) </text:span><text:span text:style-name="T2">THEN</text:span></text:p>
        <text:p text:style-name="P2">            <text:span text:style-name="T2">Insert</text:span><text:span text:style-name="T8"> </text:span><text:span text:style-name="T2">Into</text:span><text:span text:style-name="T8"> </text:span><text:span text:style-name="T7">log</text:span><text:span text:style-name="T8"> </text:span><text:span text:style-name="T2">values</text:span><text:span text:style-name="T8">(OLD.did, </text:span><text:span text:style-name="T7">current_timestamp</text:span><text:span text:style-name="T8"> ,TG_OP);</text:span></text:p>
        <text:p text:style-name="P2">            <text:span text:style-name="T2">RETURN</text:span><text:span text:style-name="T8"> OLD;</text:span></text:p>
        <text:p text:style-name="P1"><text:span text:style-name="T1">ELSE</text:span> </text:p>
        <text:p text:style-name="P2">         <text:span text:style-name="T2">Insert</text:span><text:span text:style-name="T8"> </text:span><text:span text:style-name="T2">Into</text:span><text:span text:style-name="T8"> </text:span><text:span text:style-name="T7">log</text:span><text:span text:style-name="T8"> </text:span><text:span text:style-name="T2">values</text:span><text:span text:style-name="T8">(NEW.did, </text:span><text:span text:style-name="T7">current_timestamp</text:span><text:span text:style-name="T8"> ,TG_OP);</text:span></text:p>
        <text:p text:style-name="P1"><text:span text:style-name="T1">RETURN</text:span> NEW;</text:p>
        <text:p text:style-name="P1"><text:span text:style-name="T1">End</text:span> <text:span text:style-name="T1">IF</text:span>;</text:p>
        <text:p text:style-name="P2">    <text:span text:style-name="T2">RETURN</text:span><text:span text:style-name="T8"> NEW;</text:span></text:p>
        <text:p text:style-name="P1"><text:span text:style-name="T1">END</text:span>;</text:p>
        <text:p text:style-name="P1">$$ <text:span text:style-name="T1">LANGUAGE</text:span> plpgsql;</text:p>
        <text:p text:style-name="P7"/>
        <text:p text:style-name="P1"><text:span text:style-name="T1">CREATE</text:span> TRIGGER update_happens</text:p>
        <text:p text:style-name="P1"><text:span text:style-name="T1">BEFORE</text:span> <text:span text:style-name="T1">UPDATE</text:span> <text:span text:style-name="T1">or</text:span> <text:span text:style-name="T1">DELETE</text:span> <text:span text:style-name="T1">or</text:span> <text:span text:style-name="T1">INSERT</text:span> </text:p>
        <text:p text:style-name="P1"><text:span text:style-name="T1">ON</text:span> department</text:p>
        <text:p text:style-name="P1">FOR EACH <text:span text:style-name="T1">ROW</text:span></text:p>
        <text:p text:style-name="P1"><text:span text:style-name="T1">EXECUTE</text:span> <text:span text:style-name="T1">PROCEDURE</text:span> add_log();</text:p>
        <text:p text:style-name="P7"/>
        <text:p text:style-name="P3">-- 5. Soru (Odev4.java)</text:p>
        <text:p text:style-name="P3">-- Teacher tablosundaki kayıtları listeleyen, tid’si verilen bir kaydı silen, yeni kayıt </text:p>
        <text:p text:style-name="P3">-- ekleyen, tid’si verilen bir kaydın bilgilerini güncelleyen Java konsol uygulamasını </text:p>
        <text:p text:style-name="P3">-- PostgrSQL JDBC kütüphanesini kullanarak yazınız.</text:p>
        <text:p text:style-name="P6"/>
        <text:p text:style-name="P3">// Yunus Emre Ak</text:p>
        <text:p text:style-name="P3">// 1306150001</text:p>
        <text:p text:style-name="P3">// Odev4 - Trigger</text:p>
        <text:p text:style-name="P3">// Tüm kodlar ve açıklamalar bana aittir!</text:p>
        <text:p text:style-name="P5"/>
        <text:p text:style-name="P1"><text:span text:style-name="T1">import</text:span> java.util.Scanner;</text:p>
        <text:p text:style-name="P1"><text:span text:style-name="T1">import</text:span> java.sql.Connection;</text:p>
        <text:p text:style-name="P1"><text:span text:style-name="T1">import</text:span> java.sql.DriverManager;</text:p>
        <text:p text:style-name="P1"><text:span text:style-name="T1">import</text:span> java.sql.PreparedStatement;</text:p>
        <text:p text:style-name="P1"><text:span text:style-name="T1">import</text:span> java.sql.ResultSet;</text:p>
        <text:p text:style-name="P1"><text:span text:style-name="T1">import</text:span> java.sql.ResultSetMetaData;</text:p>
        <text:p text:style-name="P1"><text:span text:style-name="T1">import</text:span> java.sql.SQLException;</text:p>
        <text:p text:style-name="P1"><text:span text:style-name="T1">import</text:span> java.sql.Statement;</text:p>
        <text:p text:style-name="P1"><text:span text:style-name="T1">import</text:span> java.util.Properties;</text:p>
        <text:p text:style-name="P5"/>
        <text:p text:style-name="P1"><text:span text:style-name="T1">class</text:span> <text:span text:style-name="T10">Odev4</text:span> {</text:p>
        <text:p text:style-name="P3">// Connection variable</text:p>
        <text:p text:style-name="P1"><text:span text:style-name="T1">private</text:span> <text:span text:style-name="T1">static</text:span> <text:span text:style-name="T10">Connection</text:span> <text:span text:style-name="T11">conn</text:span> = <text:span text:style-name="T1">null</text:span>;</text:p>
        <text:p text:style-name="P5"/>
        <text:p text:style-name="P3">// Input var for user reaction</text:p>
        <text:p text:style-name="P1"><text:span text:style-name="T1">public</text:span> <text:span text:style-name="T1">static</text:span> <text:span text:style-name="T10">Scanner</text:span> <text:span text:style-name="T11">input</text:span> = <text:span text:style-name="T1">null</text:span>;</text:p>
        <text:p text:style-name="P5"/>
        <text:p text:style-name="P3">// For Visuality</text:p>
        <text:p text:style-name="P1"><text:span text:style-name="T1">private</text:span> <text:span text:style-name="T1">final</text:span> <text:span text:style-name="T1">static</text:span> <text:span text:style-name="T10">String</text:span> <text:span text:style-name="T11">FORMAT_FIRST</text:span> = <text:span text:style-name="T4">"%-7s"</text:span>;</text:p>
        <text:p text:style-name="P1"><text:span text:style-name="T1">private</text:span> <text:span text:style-name="T1">final</text:span> <text:span text:style-name="T1">static</text:span> <text:span text:style-name="T10">String</text:span> <text:span text:style-name="T11">FORMAT_ELSE</text:span> = <text:span text:style-name="T4">"%-30s"</text:span>;</text:p>
        <text:p text:style-name="P5"/>
        <text:p text:style-name="P3">/**</text:p>
        <text:p text:style-name="P3">* Main method s</text:p>
        <text:p text:style-name="P3">* </text:p>
        <text:p text:style-name="P1"><text:span text:style-name="T3">* </text:span><text:span text:style-name="T1">@param</text:span><text:span text:style-name="T3"> </text:span><text:span text:style-name="T11">args</text:span><text:span text:style-name="T3"> Console arguments</text:span>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main</text:span>(<text:span text:style-name="T10">String</text:span> <text:span text:style-name="T11">args</text:span>[]) {</text:p>
        <text:p text:style-name="P3">// If can't connect force app to exit</text:p>
        <text:p text:style-name="P1"><text:span text:style-name="T12">if</text:span> (!<text:span text:style-name="T6">connectPSQL</text:span>()) {</text:p>
        <text:p text:style-name="P1"><text:span text:style-name="T11">System</text:span>.<text:span text:style-name="T11">out</text:span>.<text:span text:style-name="T6">println</text:span>(<text:span text:style-name="T4">"Connection error! Cannot connect database."</text:span>);</text:p>
        <text:p text:style-name="P1"><text:span text:style-name="T11">System</text:span>.<text:span text:style-name="T6">exit</text:span>(-<text:span text:style-name="T9">1</text:span>);</text:p>
        <text:p text:style-name="P1">}</text:p>
        <text:p text:style-name="P5"/>
        <text:p text:style-name="P3">// Start the interface</text:p>
        <text:p text:style-name="P1"><text:span text:style-name="T6">ui</text:span>();</text:p>
        <text:p text:style-name="P5"/>
        <text:p text:style-name="P3">// Close connection</text:p>
        <text:p text:style-name="P1"><text:span text:style-name="T6">closeConnection</text:span>();</text:p>
        <text:p text:style-name="P1">}</text:p>
        <text:p text:style-name="P5"/>
        <text:p text:style-name="P3">/**</text:p>
        <text:p text:style-name="P3">* Try to connect postgreSQL</text:p>
        <text:p text:style-name="P3">* </text:p>
        <text:p text:style-name="P1"><text:span text:style-name="T3">* </text:span><text:span text:style-name="T1">@return</text:span><text:span text:style-name="T3"> True if can, otherwise false</text:span></text:p>
        <text:p text:style-name="P3">*/</text:p>
        <text:p text:style-name="P1"><text:span text:style-name="T1">public</text:span> <text:span text:style-name="T1">static</text:span> <text:span text:style-name="T10">boolean</text:span> <text:span text:style-name="T6">connectPSQL</text:span>() {</text:p>
        <text:p text:style-name="P1"><text:span text:style-name="T12">try</text:span> {</text:p>
        <text:p text:style-name="P3">// Loading the driver</text:p>
        <text:p text:style-name="P1"><text:span text:style-name="T11">Class</text:span>.<text:span text:style-name="T6">forName</text:span>(<text:span text:style-name="T4">"org.postgresql.Driver"</text:span>);</text:p>
        <text:p text:style-name="P5"/>
        <text:p text:style-name="P3">// Setting url</text:p>
        <text:p text:style-name="P1"><text:span text:style-name="T10">String</text:span> <text:span text:style-name="T11">url</text:span> = <text:span text:style-name="T4">"jdbc:postgresql://localhost/odev4"</text:span>;</text:p>
        <text:p text:style-name="P5"/>
        <text:p text:style-name="P3">// Setting properties of database</text:p>
        <text:p text:style-name="P1"><text:span text:style-name="T10">Properties</text:span> <text:span text:style-name="T11">props</text:span> = <text:span text:style-name="T12">new</text:span> <text:span text:style-name="T6">Properties</text:span>();</text:p>
        <text:p text:style-name="P1"><text:span text:style-name="T11">props</text:span>.<text:span text:style-name="T6">setProperty</text:span>(<text:span text:style-name="T4">"user"</text:span>, <text:span text:style-name="T4">"yemreak"</text:span>);</text:p>
        <text:p text:style-name="P1"><text:span text:style-name="T11">props</text:span>.<text:span text:style-name="T6">setProperty</text:span>(<text:span text:style-name="T4">"password"</text:span>, <text:span text:style-name="T4">"123"</text:span>);</text:p>
        <text:p text:style-name="P5"/>
        <text:p text:style-name="P3">// Create a connection to postgreSQL database</text:p>
        <text:p text:style-name="P1">conn = <text:span text:style-name="T11">DriverManager</text:span>.<text:span text:style-name="T6">getConnection</text:span>(url, props);</text:p>
        <text:p text:style-name="P5"/>
        <text:p text:style-name="P1"><text:span text:style-name="T12">return</text:span> <text:span text:style-name="T1">true</text:span>;</text:p>
        <text:p text:style-name="P1"><text:soft-page-break/>} <text:span text:style-name="T12">catch</text:span> (<text:span text:style-name="T10">ClassNotFoundException</text:span> | <text:span text:style-name="T10">SQLException</text:span> <text:span text:style-name="T11">e</text:span>) {</text:p>
        <text:p text:style-name="P1"><text:span text:style-name="T11">System</text:span>.<text:span text:style-name="T11">out</text:span>.<text:span text:style-name="T6">println</text:span>(e);</text:p>
        <text:p text:style-name="P1"><text:span text:style-name="T12">return</text:span> <text:span text:style-name="T1">false</text:span>;</text:p>
        <text:p text:style-name="P1">}</text:p>
        <text:p text:style-name="P1">}</text:p>
        <text:p text:style-name="P5"/>
        <text:p text:style-name="P3">/**</text:p>
        <text:p text:style-name="P3">* Close connection safely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closeConnection</text:span>() {</text:p>
        <text:p text:style-name="P1"><text:span text:style-name="T12">try</text:span> {</text:p>
        <text:p text:style-name="P1"><text:span text:style-name="T12">if</text:span> (conn != <text:span text:style-name="T1">null</text:span>) {</text:p>
        <text:p text:style-name="P1"><text:span text:style-name="T11">conn</text:span>.<text:span text:style-name="T6">close</text:span>();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Connection is closed succesfuly."</text:span>);</text:p>
        <text:p text:style-name="P1">}</text:p>
        <text:p text:style-name="P1">} <text:span text:style-name="T12">catch</text:span> (<text:span text:style-name="T10">SQLException</text:span> <text:span text:style-name="T11">e</text:span>) {</text:p>
        <text:p text:style-name="P1"><text:span text:style-name="T11">System</text:span>.<text:span text:style-name="T11">out</text:span>.<text:span text:style-name="T6">println</text:span>(e);</text:p>
        <text:p text:style-name="P1">}</text:p>
        <text:p text:style-name="P1">}</text:p>
        <text:p text:style-name="P5"/>
        <text:p text:style-name="P3">/**</text:p>
        <text:p text:style-name="P3">* User interface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ui</text:span>() {</text:p>
        <text:p text:style-name="P3">// Define the input var</text:p>
        <text:p text:style-name="P1">input = <text:span text:style-name="T12">new</text:span> <text:span text:style-name="T6">Scanner</text:span>(<text:span text:style-name="T11">System</text:span>.<text:span text:style-name="T11">in</text:span>);</text:p>
        <text:p text:style-name="P5"/>
        <text:p text:style-name="P3">// Define and initlialise answer var</text:p>
        <text:p text:style-name="P1"><text:span text:style-name="T10">boolean</text:span> <text:span text:style-name="T11">loop</text:span> = <text:span text:style-name="T1">true</text:span>;</text:p>
        <text:p text:style-name="P5"/>
        <text:p text:style-name="P3">// UI</text:p>
        <text:p text:style-name="P1"><text:span text:style-name="T12">while</text:span> (loop) {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Main Menu"</text:span>);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1- List"</text:span>);</text:p>
        <text:p text:style-name="P1"><text:span text:style-name="T11">System</text:span>.<text:span text:style-name="T11">out</text:span>.<text:span text:style-name="T6">println</text:span>(<text:span text:style-name="T4">"2- Add"</text:span>);</text:p>
        <text:p text:style-name="P1"><text:span text:style-name="T11">System</text:span>.<text:span text:style-name="T11">out</text:span>.<text:span text:style-name="T6">println</text:span>(<text:span text:style-name="T4">"3- Delete"</text:span>);</text:p>
        <text:p text:style-name="P1"><text:span text:style-name="T11">System</text:span>.<text:span text:style-name="T11">out</text:span>.<text:span text:style-name="T6">println</text:span>(<text:span text:style-name="T4">"4- Update"</text:span>);</text:p>
        <text:p text:style-name="P1"><text:span text:style-name="T11">System</text:span>.<text:span text:style-name="T11">out</text:span>.<text:span text:style-name="T6">println</text:span>(<text:span text:style-name="T4">"0- Exit"</text:span>);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5"/>
        <text:p text:style-name="P3">// Getting the answer from user input</text:p>
        <text:p text:style-name="P1">answer = <text:span text:style-name="T11">input</text:span>.<text:span text:style-name="T6">nextInt</text:span>();</text:p>
        <text:p text:style-name="P5"/>
        <text:p text:style-name="P1"><text:span text:style-name="T12">switch</text:span> (answer) {</text:p>
        <text:p text:style-name="P1"><text:span text:style-name="T12">case</text:span> <text:span text:style-name="T9">1</text:span><text:span text:style-name="T12">:</text:span></text:p>
        <text:p text:style-name="P1"><text:span text:style-name="T6">uiList</text:span>();</text:p>
        <text:p text:style-name="P1"><text:span text:style-name="T12">break</text:span>;</text:p>
        <text:p text:style-name="P1"><text:span text:style-name="T12">case</text:span> <text:span text:style-name="T9">2</text:span><text:span text:style-name="T12">:</text:span></text:p>
        <text:p text:style-name="P1"><text:span text:style-name="T6">uiAdd</text:span>();</text:p>
        <text:p text:style-name="P1"><text:span text:style-name="T12">break</text:span>;</text:p>
        <text:p text:style-name="P1"><text:span text:style-name="T12">case</text:span> <text:span text:style-name="T9">3</text:span><text:span text:style-name="T12">:</text:span></text:p>
        <text:p text:style-name="P1"><text:span text:style-name="T6">uiDelete</text:span>();</text:p>
        <text:p text:style-name="P1"><text:span text:style-name="T12">break</text:span>;</text:p>
        <text:p text:style-name="P1"><text:span text:style-name="T12">case</text:span> <text:span text:style-name="T9">4</text:span><text:span text:style-name="T12">:</text:span></text:p>
        <text:p text:style-name="P1"><text:span text:style-name="T6">uiUpdate</text:span>();</text:p>
        <text:p text:style-name="P1"><text:span text:style-name="T12">break</text:span>;</text:p>
        <text:p text:style-name="P1">}</text:p>
        <text:p text:style-name="P1">}</text:p>
        <text:p text:style-name="P5"/>
        <text:p text:style-name="P3">// Closing the input</text:p>
        <text:p text:style-name="P1"><text:span text:style-name="T11">input</text:span>.<text:span text:style-name="T6">close</text:span>();</text:p>
        <text:p text:style-name="P1">}</text:p>
        <text:p text:style-name="P5"/>
        <text:p text:style-name="P3">/**</text:p>
        <text:p text:style-name="P3">* List all teachers which is one of the table of the database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uiList</text:span>() {</text:p>
        <text:p text:style-name="P1"><text:span text:style-name="T12">try</text:span> {</text:p>
        <text:p text:style-name="P3">// Creating sql statement and result set to store it and result set meta data to</text:p>
        <text:p text:style-name="P3">// get names of columns</text:p>
        <text:p text:style-name="P1"><text:span text:style-name="T10">Statement</text:span> <text:span text:style-name="T11">st</text:span> = <text:span text:style-name="T11">conn</text:span>.<text:span text:style-name="T6">createStatement</text:span>();</text:p>
        <text:p text:style-name="P1"><text:span text:style-name="T10">ResultSet</text:span> <text:span text:style-name="T11">rs</text:span> = <text:span text:style-name="T11">st</text:span>.<text:span text:style-name="T6">executeQuery</text:span>(<text:span text:style-name="T4">"SELECT * FROM Teacher"</text:span>);</text:p>
        <text:p text:style-name="P1"><text:span text:style-name="T10">ResultSetMetaData</text:span> <text:span text:style-name="T11">rsmd</text:span> = <text:span text:style-name="T11">rs</text:span>.<text:span text:style-name="T6">getMetaData</text:span>();</text:p>
        <text:p text:style-name="P5"/>
        <text:p text:style-name="P3">// For visuality</text:p>
        <text:p text:style-name="P1"><text:span text:style-name="T12">for</text:span> (<text:span text:style-name="T10">int</text:span> <text:span text:style-name="T11">i</text:span> = <text:span text:style-name="T9">1</text:span>; i &lt;= <text:span text:style-name="T11">rsmd</text:span>.<text:span text:style-name="T6">getColumnCount</text:span>(); i++) {</text:p>
        <text:p text:style-name="P1"><text:span text:style-name="T12">if</text:span> (i == <text:span text:style-name="T9">1</text:span>) {</text:p>
        <text:p text:style-name="P1"><text:span text:style-name="T11">System</text:span>.<text:span text:style-name="T11">out</text:span>.<text:span text:style-name="T6">printf</text:span>(FORMAT_FIRST, <text:span text:style-name="T11">rsmd</text:span>.<text:span text:style-name="T6">getColumnName</text:span>(i));</text:p>
        <text:p text:style-name="P1">} <text:span text:style-name="T12">else</text:span> {</text:p>
        <text:p text:style-name="P1"><text:span text:style-name="T11">System</text:span>.<text:span text:style-name="T11">out</text:span>.<text:span text:style-name="T6">printf</text:span>(FORMAT_ELSE, <text:span text:style-name="T11">rsmd</text:span>.<text:span text:style-name="T6">getColumnName</text:span>(i));</text:p>
        <text:p text:style-name="P1">}</text:p>
        <text:p text:style-name="P1">}</text:p>
        <text:p text:style-name="P5"/>
        <text:p text:style-name="P3">// For new line</text:p>
        <text:p text:style-name="P1"><text:span text:style-name="T11">System</text:span>.<text:span text:style-name="T11">out</text:span>.<text:span text:style-name="T6">println</text:span>();</text:p>
        <text:p text:style-name="P5"/>
        <text:p text:style-name="P3">// For visuality</text:p>
        <text:p text:style-name="P1"><text:span text:style-name="T12">for</text:span> (<text:span text:style-name="T10">int</text:span> <text:span text:style-name="T11">i</text:span> = <text:span text:style-name="T9">1</text:span>; i &lt;= <text:span text:style-name="T11">rsmd</text:span>.<text:span text:style-name="T6">getColumnCount</text:span>(); i++) {</text:p>
        <text:p text:style-name="P1"><text:span text:style-name="T12">if</text:span> (i == <text:span text:style-name="T9">1</text:span>) {</text:p>
        <text:p text:style-name="P1"><text:span text:style-name="T11">System</text:span>.<text:span text:style-name="T11">out</text:span>.<text:span text:style-name="T6">printf</text:span>(FORMAT_FIRST, <text:span text:style-name="T4">"---"</text:span>);</text:p>
        <text:p text:style-name="P1">} <text:span text:style-name="T12">else</text:span> {</text:p>
        <text:p text:style-name="P1"><text:span text:style-name="T11">System</text:span>.<text:span text:style-name="T11">out</text:span>.<text:span text:style-name="T6">printf</text:span>(FORMAT_ELSE, <text:span text:style-name="T4">"-----------"</text:span>);</text:p>
        <text:p text:style-name="P1">}</text:p>
        <text:p text:style-name="P1">}</text:p>
        <text:p text:style-name="P5"/>
        <text:p text:style-name="P3">// For new line</text:p>
        <text:p text:style-name="P1"><text:span text:style-name="T11">System</text:span>.<text:span text:style-name="T11">out</text:span>.<text:span text:style-name="T6">println</text:span>();</text:p>
        <text:p text:style-name="P5"/>
        <text:p text:style-name="P3">// Processing result set</text:p>
        <text:p text:style-name="P1"><text:span text:style-name="T12">while</text:span> (<text:span text:style-name="T11">rs</text:span>.<text:span text:style-name="T6">next</text:span>()) {</text:p>
        <text:p text:style-name="P3">// Write all column</text:p>
        <text:p text:style-name="P1"><text:span text:style-name="T12">for</text:span> (<text:span text:style-name="T10">int</text:span> <text:span text:style-name="T11">i</text:span> = <text:span text:style-name="T9">1</text:span>; i &lt;= <text:span text:style-name="T11">rsmd</text:span>.<text:span text:style-name="T6">getColumnCount</text:span>(); i++) {</text:p>
        <text:p text:style-name="P1"><text:span text:style-name="T12">if</text:span> (i == <text:span text:style-name="T9">1</text:span>) {</text:p>
        <text:p text:style-name="P1"><text:soft-page-break/><text:span text:style-name="T11">System</text:span>.<text:span text:style-name="T11">out</text:span>.<text:span text:style-name="T6">printf</text:span>(FORMAT_FIRST, <text:span text:style-name="T11">rs</text:span>.<text:span text:style-name="T6">getString</text:span>(i));</text:p>
        <text:p text:style-name="P1">} <text:span text:style-name="T12">else</text:span> {</text:p>
        <text:p text:style-name="P1"><text:span text:style-name="T11">System</text:span>.<text:span text:style-name="T11">out</text:span>.<text:span text:style-name="T6">printf</text:span>(FORMAT_ELSE, <text:span text:style-name="T11">rs</text:span>.<text:span text:style-name="T6">getString</text:span>(i));</text:p>
        <text:p text:style-name="P1">}</text:p>
        <text:p text:style-name="P1">}</text:p>
        <text:p text:style-name="P3">// New line</text:p>
        <text:p text:style-name="P1"><text:span text:style-name="T11">System</text:span>.<text:span text:style-name="T11">out</text:span>.<text:span text:style-name="T6">print</text:span>(<text:span text:style-name="T4">"</text:span><text:span text:style-name="T13">\n</text:span><text:span text:style-name="T4">"</text:span>);</text:p>
        <text:p text:style-name="P1">}</text:p>
        <text:p text:style-name="P5"/>
        <text:p text:style-name="P1"><text:span text:style-name="T11">System</text:span>.<text:span text:style-name="T11">out</text:span>.<text:span text:style-name="T6">print</text:span>(<text:span text:style-name="T4">"</text:span><text:span text:style-name="T13">\n</text:span><text:span text:style-name="T4">"</text:span>);</text:p>
        <text:p text:style-name="P5"/>
        <text:p text:style-name="P1"><text:span text:style-name="T11">rs</text:span>.<text:span text:style-name="T6">close</text:span>();</text:p>
        <text:p text:style-name="P1"><text:span text:style-name="T11">st</text:span>.<text:span text:style-name="T6">close</text:span>();</text:p>
        <text:p text:style-name="P1">} <text:span text:style-name="T12">catch</text:span> (<text:span text:style-name="T10">SQLException</text:span> <text:span text:style-name="T11">e</text:span>) {</text:p>
        <text:p text:style-name="P1"><text:span text:style-name="T11">System</text:span>.<text:span text:style-name="T11">out</text:span>.<text:span text:style-name="T6">println</text:span>(e);</text:p>
        <text:p text:style-name="P1">}</text:p>
        <text:p text:style-name="P1">}</text:p>
        <text:p text:style-name="P5"/>
        <text:p text:style-name="P3">/**</text:p>
        <text:p text:style-name="P3">* The interface addition teacher to database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uiAdd</text:span>() {</text:p>
        <text:p text:style-name="P1"><text:span text:style-name="T12">try</text:span> {</text:p>
        <text:p text:style-name="P3">// User answer</text:p>
        <text:p text:style-name="P1"><text:span text:style-name="T10">int</text:span> <text:span text:style-name="T11">id</text:span>;</text:p>
        <text:p text:style-name="P1"><text:span text:style-name="T10">String</text:span> <text:span text:style-name="T11">name</text:span>;</text:p>
        <text:p text:style-name="P1"><text:span text:style-name="T10">String</text:span> <text:span text:style-name="T11">birthPlace</text:span>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Id of the teacher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id = <text:span text:style-name="T11">input</text:span>.<text:span text:style-name="T6">nextInt</text:span>();</text:p>
        <text:p text:style-name="P5"/>
        <text:p text:style-name="P3">// Catch the \n error</text:p>
        <text:p text:style-name="P1"><text:span text:style-name="T11">input</text:span>.<text:span text:style-name="T6">nextLine</text:span>()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Name of the teacher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name = <text:span text:style-name="T11">input</text:span>.<text:span text:style-name="T6">nextLine</text:span>()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BirthPlace of the teacher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birthPlace = <text:span text:style-name="T11">input</text:span>.<text:span text:style-name="T6">nextLine</text:span>();</text:p>
        <text:p text:style-name="P5"/>
        <text:p text:style-name="P3">// Prepare statement with our inputs</text:p>
        <text:p text:style-name="P1"><text:span text:style-name="T10">PreparedStatement</text:span> <text:span text:style-name="T11">ps</text:span> = <text:span text:style-name="T11">conn</text:span>.<text:span text:style-name="T6">prepareStatement</text:span>(<text:span text:style-name="T4">"INSERT INTO Teacher VALUES(?, ?, ?)"</text:span>);</text:p>
        <text:p text:style-name="P1"><text:span text:style-name="T11">ps</text:span>.<text:span text:style-name="T6">setInt</text:span>(<text:span text:style-name="T9">1</text:span>, id);</text:p>
        <text:p text:style-name="P1"><text:span text:style-name="T11">ps</text:span>.<text:span text:style-name="T6">setString</text:span>(<text:span text:style-name="T9">2</text:span>, name);</text:p>
        <text:p text:style-name="P1"><text:span text:style-name="T11">ps</text:span>.<text:span text:style-name="T6">setString</text:span>(<text:span text:style-name="T9">3</text:span>, birthPlace);</text:p>
        <text:p text:style-name="P5"/>
        <text:p text:style-name="P3">// Execute the sql</text:p>
        <text:p text:style-name="P1"><text:span text:style-name="T11">ps</text:span>.<text:span text:style-name="T6">executeUpdate</text:span>();</text:p>
        <text:p text:style-name="P1"><text:span text:style-name="T11">ps</text:span>.<text:span text:style-name="T6">close</text:span>();</text:p>
        <text:p text:style-name="P5"/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has been created"</text:span>);</text:p>
        <text:p text:style-name="P5"/>
        <text:p text:style-name="P1">} <text:span text:style-name="T12">catch</text:span> (<text:span text:style-name="T10">SQLException</text:span> <text:span text:style-name="T11">e</text:span>)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cant be created"</text:span>);</text:p>
        <text:p text:style-name="P1"><text:span text:style-name="T11">System</text:span>.<text:span text:style-name="T11">out</text:span>.<text:span text:style-name="T6">println</text:span>(e);</text:p>
        <text:p text:style-name="P1">}</text:p>
        <text:p text:style-name="P1">}</text:p>
        <text:p text:style-name="P5"/>
        <text:p text:style-name="P3">/**</text:p>
        <text:p text:style-name="P3">* The interface of deletion teacher from database via id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uiDelete</text:span>() {</text:p>
        <text:p text:style-name="P1"><text:span text:style-name="T12">try</text:span> {</text:p>
        <text:p text:style-name="P3">// User answer</text:p>
        <text:p text:style-name="P1"><text:span text:style-name="T10">int</text:span> <text:span text:style-name="T11">id</text:span>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Id of the teacher who you want to delete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id = <text:span text:style-name="T11">input</text:span>.<text:span text:style-name="T6">nextInt</text:span>();</text:p>
        <text:p text:style-name="P5"/>
        <text:p text:style-name="P3">// Prepare statement with our inputs</text:p>
        <text:p text:style-name="P1"><text:span text:style-name="T10">PreparedStatement</text:span> <text:span text:style-name="T11">ps</text:span> = <text:span text:style-name="T11">conn</text:span>.<text:span text:style-name="T6">prepareStatement</text:span>(<text:span text:style-name="T4">"DELETE FROM Teacher WHERE tid = ?"</text:span>);</text:p>
        <text:p text:style-name="P1"><text:span text:style-name="T11">ps</text:span>.<text:span text:style-name="T6">setInt</text:span>(<text:span text:style-name="T9">1</text:span>, id);</text:p>
        <text:p text:style-name="P5"/>
        <text:p text:style-name="P3">// Execute the sql</text:p>
        <text:p text:style-name="P1"><text:span text:style-name="T12">if</text:span> (<text:span text:style-name="T11">ps</text:span>.<text:span text:style-name="T6">executeUpdate</text:span>() &gt; <text:span text:style-name="T9">0</text:span>)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has been deleted"</text:span>);</text:p>
        <text:p text:style-name="P1">} <text:span text:style-name="T12">else</text:span>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No deletion made. May ID wrong?"</text:span>);</text:p>
        <text:p text:style-name="P1">}</text:p>
        <text:p text:style-name="P1"><text:span text:style-name="T11">ps</text:span>.<text:span text:style-name="T6">close</text:span>();</text:p>
        <text:p text:style-name="P5"/>
        <text:p text:style-name="P1">} <text:span text:style-name="T12">catch</text:span> (<text:span text:style-name="T10">SQLException</text:span> <text:span text:style-name="T11">e</text:span>)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cant be deleted. Database error!"</text:span>);</text:p>
        <text:p text:style-name="P1"><text:span text:style-name="T11">System</text:span>.<text:span text:style-name="T11">out</text:span>.<text:span text:style-name="T6">println</text:span>(e);</text:p>
        <text:p text:style-name="P1">}</text:p>
        <text:p text:style-name="P1">}</text:p>
        <text:p text:style-name="P5"/>
        <text:p text:style-name="P3">/**</text:p>
        <text:p text:style-name="P3"><text:soft-page-break/>* The interface of update user in the database via id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uiUpdate</text:span>() {</text:p>
        <text:p text:style-name="P1"><text:span text:style-name="T12">try</text:span> {</text:p>
        <text:p text:style-name="P3">// User answer</text:p>
        <text:p text:style-name="P1"><text:span text:style-name="T10">int</text:span> <text:span text:style-name="T11">id</text:span>;</text:p>
        <text:p text:style-name="P1"><text:span text:style-name="T10">String</text:span> <text:span text:style-name="T11">name</text:span>;</text:p>
        <text:p text:style-name="P1"><text:span text:style-name="T10">String</text:span> <text:span text:style-name="T11">birthPlace</text:span>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Id of the teacher who you want to update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id = <text:span text:style-name="T11">input</text:span>.<text:span text:style-name="T6">nextInt</text:span>();</text:p>
        <text:p text:style-name="P5"/>
        <text:p text:style-name="P3">// Catch the \n error</text:p>
        <text:p text:style-name="P1"><text:span text:style-name="T11">input</text:span>.<text:span text:style-name="T6">nextLine</text:span>()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New name of the teacher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name = <text:span text:style-name="T11">input</text:span>.<text:span text:style-name="T6">nextLine</text:span>();</text:p>
        <text:p text:style-name="P5"/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New birthPlace of the teacher?"</text:span>);</text:p>
        <text:p text:style-name="P1"><text:span text:style-name="T11">System</text:span>.<text:span text:style-name="T11">out</text:span>.<text:span text:style-name="T6">print</text:span>(<text:span text:style-name="T4">"-&gt; "</text:span>);</text:p>
        <text:p text:style-name="P1">birthPlace = <text:span text:style-name="T11">input</text:span>.<text:span text:style-name="T6">nextLine</text:span>();</text:p>
        <text:p text:style-name="P5"/>
        <text:p text:style-name="P3">// Prepare statement with our inputs</text:p>
        <text:p text:style-name="P1"><text:span text:style-name="T10">PreparedStatement</text:span> <text:span text:style-name="T11">ps</text:span> = <text:span text:style-name="T11">conn</text:span>.<text:span text:style-name="T6">prepareStatement</text:span>(<text:span text:style-name="T4">"UPDATE Teacher SET name = ?, placeOfBirth = ? WHERE tid = ?"</text:span>);</text:p>
        <text:p text:style-name="P1"><text:span text:style-name="T11">ps</text:span>.<text:span text:style-name="T6">setString</text:span>(<text:span text:style-name="T9">1</text:span>, name);</text:p>
        <text:p text:style-name="P1"><text:span text:style-name="T11">ps</text:span>.<text:span text:style-name="T6">setString</text:span>(<text:span text:style-name="T9">2</text:span>, birthPlace);</text:p>
        <text:p text:style-name="P1"><text:span text:style-name="T11">ps</text:span>.<text:span text:style-name="T6">setInt</text:span>(<text:span text:style-name="T9">3</text:span>, id);</text:p>
        <text:p text:style-name="P5"/>
        <text:p text:style-name="P3">// Execute the sql</text:p>
        <text:p text:style-name="P1"><text:span text:style-name="T12">if</text:span> (<text:span text:style-name="T11">ps</text:span>.<text:span text:style-name="T6">executeUpdate</text:span>() &gt; <text:span text:style-name="T9">0</text:span>)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has been deleted"</text:span>);</text:p>
        <text:p text:style-name="P1">} <text:span text:style-name="T12">else</text:span>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No update made. May ID wrong?"</text:span>);</text:p>
        <text:p text:style-name="P1">}</text:p>
        <text:p text:style-name="P1"><text:span text:style-name="T11">ps</text:span>.<text:span text:style-name="T6">close</text:span>();</text:p>
        <text:p text:style-name="P5"/>
        <text:p text:style-name="P1">} <text:span text:style-name="T12">catch</text:span> (<text:span text:style-name="T10">SQLException</text:span> <text:span text:style-name="T11">e</text:span>) {</text:p>
        <text:p text:style-name="P3">// Shows the response of db</text:p>
        <text:p text:style-name="P1"><text:span text:style-name="T6">newRow</text:span>();</text:p>
        <text:p text:style-name="P1"><text:span text:style-name="T11">System</text:span>.<text:span text:style-name="T11">out</text:span>.<text:span text:style-name="T6">println</text:span>(<text:span text:style-name="T4">"Teacher cant be changed. Database error!"</text:span>);</text:p>
        <text:p text:style-name="P1"><text:span text:style-name="T11">System</text:span>.<text:span text:style-name="T11">out</text:span>.<text:span text:style-name="T6">println</text:span>(e);</text:p>
        <text:p text:style-name="P1">}</text:p>
        <text:p text:style-name="P1">}</text:p>
        <text:p text:style-name="P5"/>
        <text:p text:style-name="P3">/**</text:p>
        <text:p text:style-name="P3">* Writes "-----" row to console</text:p>
        <text:p text:style-name="P3">*/</text:p>
        <text:p text:style-name="P1"><text:span text:style-name="T1">public</text:span> <text:span text:style-name="T1">static</text:span> <text:span text:style-name="T10">void</text:span> <text:span text:style-name="T6">newRow</text:span>() {</text:p>
        <text:p text:style-name="P1"><text:span text:style-name="T11">System</text:span>.<text:span text:style-name="T11">out</text:span>.<text:span text:style-name="T6">println</text:span>(<text:span text:style-name="T4">"----------------"</text:span>);</text:p>
        <text:p text:style-name="P1">}</text:p>
        <text:p text:style-name="P5"/>
        <text:p text:style-name="P1">}</text:p>
        <text:p text:style-name="P5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a7be" officeooo:paragraph-rsid="0011a7be" style:font-weight-asian="bold" style:font-weight-complex="bold"/>
    </style:style>
    <style:page-layout style:name="Mpm1">
      <style:page-layout-properties fo:page-width="8.2701in" fo:page-height="11.6902in" style:num-format="1" style:print-orientation="portrait" fo:margin-top="0.2in" fo:margin-bottom="0.2in" fo:margin-left="0.7874in" fo:margin-right="0.7874in" fo:background-color="transparent" style:writing-mode="lr-tb" draw:fill="none" draw:opacity="63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Yunus Emre Ak / 1306150001 / Veri Tabanı 4.Ödev - Trigg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05:11.140622183</meta:creation-date>
    <dc:date>2018-12-07T11:20:36.173667265</dc:date>
    <meta:editing-duration>PT5M4S</meta:editing-duration>
    <meta:editing-cycles>1</meta:editing-cycles>
    <meta:document-statistic meta:table-count="0" meta:image-count="0" meta:object-count="0" meta:page-count="6" meta:paragraph-count="399" meta:word-count="1428" meta:character-count="9958" meta:non-whitespace-character-count="8848"/>
    <meta:generator>LibreOffice/6.1.2.1$Linux_X86_64 LibreOffice_project/10$Build-1</meta:generator>
  </office:meta>
</office:document-meta>
</file>